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A300000559D78EC393EB2C62F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bold" officeooo:rsid="00122d27" officeooo:paragraph-rsid="00122d27" style:font-size-asian="13pt" style:font-weight-asian="bold" style:font-size-complex="13pt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Ícaro Dias do Santos Web-I</text:p>
      <text:p text:style-name="P2"/>
      <text:p text:style-name="P2"><draw:frame draw:style-name="fr1" draw:name="Figura1" text:anchor-type="char" svg:x="-1.319cm" svg:y="1.323cm" svg:width="19.641cm" svg:height="22.652cm" draw:z-index="0"><draw:image xlink:href="Pictures/10000201000004A300000559D78EC393EB2C62F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3T16:18:37.764201484</meta:creation-date>
    <dc:date>2022-04-06T23:51:08.702463341</dc:date>
    <meta:editing-duration>PT12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1" meta:word-count="5" meta:character-count="26" meta:non-whitespace-character-count="22"/>
  </office:meta>
</office:document-meta>
</file>